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XIAOESP32S3vsAI-ThinkerESP32-CAM" style:family="table">
      <style:table-properties style:width="6.6931in" table:align="margins" style:may-break-between-rows="true" table:border-model="collapsing"/>
    </style:style>
    <style:style style:name="XIAOESP32S3vsAI-ThinkerESP32-CAM.A" style:family="table-column">
      <style:table-column-properties style:column-width="2.2313in" style:rel-column-width="21845*"/>
    </style:style>
    <style:style style:name="XIAOESP32S3vsAI-ThinkerESP32-CAM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XIAOESP32S3vsAI-ThinkerESP32-CAM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XIAOESP32S3vsAI-ThinkerESP32-CAM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XIAOESP32S3vsAI-ThinkerESP32-CAM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XIAOESP32S3vsAI-ThinkerESP32-CAM.8" style:family="table-row">
      <style:table-row-properties fo:keep-together="auto"/>
    </style:style>
    <style:style style:name="P1" style:family="paragraph" style:parent-style-name="Standard">
      <style:text-properties officeooo:rsid="001e0692" officeooo:paragraph-rsid="001e0692"/>
    </style:style>
    <style:style style:name="P2" style:family="paragraph" style:parent-style-name="Standard">
      <style:text-properties officeooo:rsid="001fa37f" officeooo:paragraph-rsid="001fa37f"/>
    </style:style>
    <style:style style:name="P3" style:family="paragraph" style:parent-style-name="Standard">
      <style:paragraph-properties fo:text-align="justify" style:justify-single-word="false"/>
      <style:text-properties officeooo:rsid="001fa37f" officeooo:paragraph-rsid="001fa37f"/>
    </style:style>
    <style:style style:name="P4" style:family="paragraph" style:parent-style-name="Standard">
      <style:text-properties officeooo:paragraph-rsid="001fa37f"/>
    </style:style>
    <style:style style:name="P5" style:family="paragraph" style:parent-style-name="Standard">
      <style:text-properties fo:color="#000000" loext:opacity="100%" style:font-name="Liberation Serif" officeooo:rsid="001fa37f" officeooo:paragraph-rsid="001fa37f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2f1" officeooo:paragraph-rsid="002d92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d92f1" officeooo:paragraph-rsid="002d92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officeooo:rsid="00217a60" officeooo:paragraph-rsid="00217a60"/>
    </style:style>
    <style:style style:name="P11" style:family="paragraph" style:parent-style-name="Standard">
      <style:text-properties officeooo:paragraph-rsid="00217a60"/>
    </style:style>
    <style:style style:name="P12" style:family="paragraph" style:parent-style-name="Standard">
      <style:text-properties officeooo:paragraph-rsid="001e0692"/>
    </style:style>
    <style:style style:name="P13" style:family="paragraph" style:parent-style-name="Standard">
      <style:text-properties officeooo:rsid="00222e91" officeooo:paragraph-rsid="00222e91"/>
    </style:style>
    <style:style style:name="P14" style:family="paragraph" style:parent-style-name="Standard">
      <style:text-properties officeooo:rsid="00222e91" officeooo:paragraph-rsid="002689fc"/>
    </style:style>
    <style:style style:name="P15" style:family="paragraph" style:parent-style-name="Text_20_body">
      <style:text-properties officeooo:rsid="00263a2b" officeooo:paragraph-rsid="00263a2b"/>
    </style:style>
    <style:style style:name="P16" style:family="paragraph" style:parent-style-name="Standard">
      <style:text-properties officeooo:paragraph-rsid="002689fc"/>
    </style:style>
    <style:style style:name="P17" style:family="paragraph" style:parent-style-name="Standard">
      <style:text-properties officeooo:paragraph-rsid="0028fafd"/>
    </style:style>
    <style:style style:name="P18" style:family="paragraph" style:parent-style-name="Standard">
      <style:text-properties officeooo:rsid="002bb6ac" officeooo:paragraph-rsid="002bb6ac"/>
    </style:style>
    <style:style style:name="P19" style:family="paragraph" style:parent-style-name="Standard">
      <style:text-properties officeooo:rsid="002dcb6c" officeooo:paragraph-rsid="002dcb6c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in" fo:margin-bottom="0in" style:contextual-spacing="false"/>
    </style:style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fa37f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a37f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17a60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italic" style:text-underline-style="solid" style:text-underline-width="auto" style:text-underline-color="font-color" fo:font-weight="normal" officeooo:rsid="001fa37f" style:font-style-asian="italic" style:font-style-complex="italic"/>
    </style:style>
    <style:style style:name="T7" style:family="text">
      <style:text-properties fo:color="#000000" loext:opacity="100%" officeooo:rsid="001fa37f"/>
    </style:style>
    <style:style style:name="T8" style:family="text">
      <style:text-properties fo:color="#000000" loext:opacity="100%" style:font-name="Liberation Serif"/>
    </style:style>
    <style:style style:name="T9" style:family="text">
      <style:text-properties style:font-name="Liberation Serif" officeooo:rsid="001fa37f"/>
    </style:style>
    <style:style style:name="T10" style:family="text">
      <style:text-properties officeooo:rsid="001e0692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1fa37f" style:font-style-asian="italic" style:font-style-complex="italic"/>
    </style:style>
    <style:style style:name="T14" style:family="text">
      <style:text-properties officeooo:rsid="00222e91"/>
    </style:style>
    <style:style style:name="T15" style:family="text">
      <style:text-properties officeooo:rsid="00241717"/>
    </style:style>
    <style:style style:name="T16" style:family="text">
      <style:text-properties officeooo:rsid="002689fc"/>
    </style:style>
    <style:style style:name="T17" style:family="text">
      <style:text-properties officeooo:rsid="0028fafd"/>
    </style:style>
    <style:style style:name="T18" style:family="text">
      <style:text-properties officeooo:rsid="00292d74"/>
    </style:style>
    <style:style style:name="T19" style:family="text">
      <style:text-properties officeooo:rsid="002bb6ac"/>
    </style:style>
    <style:style style:name="T20" style:family="text">
      <style:text-properties officeooo:rsid="002f0dc7"/>
    </style:style>
    <style:style style:name="T2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grading Atlas to feature a camera</text:p>
      <text:p text:style-name="P1"/>
      <text:p text:style-name="P12"><text:span text:style-name="T10">Microcontroller chosen: </text:span><text:span text:style-name="Strong_20_Emphasis">ESP32-S3-WROOM-1-N8R8</text:span></text:p>
      <text:p text:style-name="P1">Datasheet: <text:a xlink:type="simple" xlink:href="https://www.lcsc.com/datasheet/lcsc_datasheet_2411121101_Espressif-Systems-ESP32-S3-WROOM-1-N8R8_C2913201.pdf" text:style-name="Internet_20_link" text:visited-style-name="Visited_20_Internet_20_Link">https://www.lcsc.com/datasheet/lcsc_datasheet_2411121101_Espressif-Systems-ESP32-S3-WROOM-1-N8R8_C2913201.pdf</text:a> </text:p>
      <text:p text:style-name="P1"/>
      <text:p text:style-name="P1"/>
      <text:p text:style-name="P2">XIAO-ESP32S3 Sense:</text:p>
      <text:p text:style-name="P2">Link to ebook: <text:a xlink:type="simple" xlink:href="https://mjrovai.github.io/XIAO_Big_Power_Small_Board-ebook/" text:style-name="Internet_20_link" text:visited-style-name="Visited_20_Internet_20_Link">https://mjrovai.github.io/XIAO_Big_Power_Small_Board-ebook/</text:a></text:p>
      <text:p text:style-name="P2"/>
      <text:p text:style-name="P3"><text:span text:style-name="T11">Specification</text:span>:</text:p>
      <text:p text:style-name="P4"><text:span text:style-name="T13">Processor</text:span><text:span text:style-name="T1">:</text:span><text:span text:style-name="T7"> </text:span><text:span text:style-name="T3">ESP32-S3R8, Xtensa LX7 dual-core, 32-bit processor that operates at up to 240 Mh</text:span><text:span text:style-name="T4">z</text:span></text:p>
      <text:p text:style-name="P4"><text:span text:style-name="T6">Wireless</text:span><text:span text:style-name="T4">: </text:span><text:span text:style-name="T3">Complete 2.4GHz Wi-Fi subsystem; BLE: Bluetooth 5.0, Bluetooth mesh</text:span></text:p>
      <text:p text:style-name="P4"><text:span text:style-name="T6">Built-in Sensors</text:span><text:span text:style-name="T4">: </text:span><text:span text:style-name="T3">OV2640 camera sensor for 1600*1200</text:span><text:span text:style-name="T4">; </text:span><text:span text:style-name="T3">Digital microphone</text:span></text:p>
      <text:p text:style-name="P4"><text:span text:style-name="T6">Memory</text:span><text:span text:style-name="T4">: </text:span><text:span text:style-name="T3">On-chip 8M PSRAM &amp; 8MB Flash; Onboard SD Card Slot, supporting 32GB FAT</text:span></text:p>
      <text:p text:style-name="P4"><text:span text:style-name="T6">Interface</text:span><text:span text:style-name="T4">: </text:span><text:span text:style-name="T3">1x UART, 1x IIC, 1x IIS, 1x SPI, 11x GPIOs (PWM), 9x ADC, 1x User LED, 1x Charge LED, 1x B2B Connector (with 2 additional GPIOs), 1x Reset button, 1x Boot button</text:span></text:p>
      <text:p text:style-name="P4"><text:span text:style-name="T6">Dimentions</text:span><text:span text:style-name="T4">: </text:span><text:span text:style-name="T3">21 x 17.8 x 15mm (with expansion board)</text:span></text:p>
      <text:p text:style-name="P4"><text:span text:style-name="T6">Power</text:span><text:span text:style-name="T4">:- </text:span><text:span text:style-name="T3">Input voltage (Type-C): 5V; Input voltage (BAT): 4.2V</text:span></text:p>
      <text:p text:style-name="P4"><text:span text:style-name="T3"><text:tab/>- Circuit operating Voltage (ready to operate):<text:line-break/><text:tab/>- Type-C: 5V@</text:span><text:span text:style-name="Strong_20_Emphasis"><text:span text:style-name="T2">38.3mA</text:span></text:span><text:span text:style-name="T3"><text:line-break/><text:tab/>- BAT: 3.8V@</text:span><text:span text:style-name="Strong_20_Emphasis"><text:span text:style-name="T2">43.2mA</text:span></text:span><text:span text:style-name="T3"> (with expansion board)</text:span></text:p>
      <text:p text:style-name="P4"><text:span text:style-name="T1"><text:tab/>- </text:span><text:span text:style-name="T3">Webcam Web application:</text:span><text:span text:style-name="T8"><text:line-break/><text:tab/></text:span><text:span text:style-name="T3">- Type-C:</text:span><text:span text:style-name="T8"><text:line-break/><text:tab/><text:tab/></text:span><text:span text:style-name="T3">- <text:s/>Average power consumption: 5V/</text:span><text:span text:style-name="Strong_20_Emphasis"><text:span text:style-name="T8">138mA</text:span></text:span><text:span text:style-name="T8"><text:line-break/><text:tab/><text:tab/></text:span><text:span text:style-name="T3">- <text:s/>Photo moment: 5V/</text:span><text:span text:style-name="Strong_20_Emphasis"><text:span text:style-name="T8">341mA</text:span></text:span><text:span text:style-name="T8"><text:line-break/><text:tab/></text:span><text:span text:style-name="T3">- Battery:</text:span><text:span text:style-name="T8"><text:line-break/><text:tab/><text:tab/></text:span><text:span text:style-name="T3">- Average power consumption: 3.8V/</text:span><text:span text:style-name="Strong_20_Emphasis"><text:span text:style-name="T8">154mA</text:span></text:span><text:span text:style-name="T8"><text:line-break/><text:tab/><text:tab/></text:span><text:span text:style-name="T3">- Photo moment: 3.8V/</text:span><text:span text:style-name="Strong_20_Emphasis"><text:span text:style-name="T8">304mA</text:span></text:span></text:p>
      <text:p text:style-name="P4"><text:span text:style-name="T9"><text:tab/>- </text:span><text:span text:style-name="T3">Microphone recording &amp; SD card writing:</text:span><text:span text:style-name="T8"><text:line-break/><text:tab/></text:span><text:span text:style-name="T3">- Type-C:</text:span><text:span text:style-name="T8"><text:line-break/><text:tab/><text:tab/></text:span><text:span text:style-name="T3">- </text:span><text:span text:style-name="T5">Ave</text:span><text:span text:style-name="T3">rage power consumption: 5V/</text:span><text:span text:style-name="Strong_20_Emphasis"><text:span text:style-name="T8">46.5mA</text:span></text:span><text:span text:style-name="T8"><text:line-break/><text:tab/><text:tab/></text:span><text:span text:style-name="T3">- Peak power consumption: 5V/</text:span><text:span text:style-name="Strong_20_Emphasis"><text:span text:style-name="T8">89.6mA</text:span></text:span><text:span text:style-name="T8"><text:line-break/><text:tab/></text:span><text:span text:style-name="T3">- Battery:</text:span><text:span text:style-name="T8"><text:line-break/><text:tab/><text:tab/></text:span><text:span text:style-name="T3">- Average power consumption: 3.8V/</text:span><text:span text:style-name="Strong_20_Emphasis"><text:span text:style-name="T8">54.4mA</text:span></text:span><text:span text:style-name="T8"><text:line-break/><text:tab/><text:tab/></text:span><text:span text:style-name="T3">- Peak power consumption: 3.8V/</text:span><text:span text:style-name="Strong_20_Emphasis"><text:span text:style-name="T8">108mA</text:span></text:span></text:p>
      <text:p text:style-name="P4"><text:span text:style-name="T1"><text:tab/>- </text:span><text:span text:style-name="T3">Charging battery current: </text:span><text:span text:style-name="Strong_20_Emphasis"><text:span text:style-name="T8">100mA</text:span></text:span></text:p>
      <text:p text:style-name="P5"/>
      <text:p text:style-name="P10"><text:span text:style-name="T12">Low Power Consumption Model</text:span>: <text:s/></text:p>
      <text:p text:style-name="P11"><text:span text:style-name="T3"><text:tab/>- Without any peripherals:</text:span><text:span text:style-name="T8"><text:line-break/><text:tab/><text:tab/></text:span><text:span text:style-name="T3">- Modem-sleep Model: </text:span><text:span text:style-name="Strong_20_Emphasis"><text:span text:style-name="T8">3.8V/25.5 mA</text:span></text:span><text:span text:style-name="T8"><text:line-break/><text:tab/><text:tab/></text:span><text:span text:style-name="T3">- Light-sleep Model: </text:span><text:span text:style-name="Strong_20_Emphasis"><text:span text:style-name="T8">3.8V/2.4 mA</text:span></text:span><text:span text:style-name="T8"><text:line-break/><text:tab/><text:tab/></text:span><text:span text:style-name="T3">- Deep Sleep Model: </text:span><text:span text:style-name="Strong_20_Emphasis"><text:span text:style-name="T8">3.8V/63.768 μA</text:span></text:span><text:span text:style-name="T8"><text:line-break/><text:tab/>- </text:span><text:span text:style-name="T3">Connect the camera:</text:span><text:span text:style-name="T8"><text:line-break/><text:tab/><text:tab/></text:span><text:span text:style-name="T3">- Modem-sleep Model: </text:span><text:span text:style-name="Strong_20_Emphasis"><text:span text:style-name="T8">3.8V/44.57 mA</text:span></text:span><text:span text:style-name="T8"><text:line-break/><text:tab/><text:tab/></text:span><text:span text:style-name="T3">- Light-sleep Model: </text:span><text:span text:style-name="Strong_20_Emphasis"><text:span text:style-name="T8">3.8V/5.47 mA</text:span></text:span><text:span text:style-name="T8"><text:line-break/><text:tab/><text:tab/></text:span><text:span text:style-name="T3">- Deep Sleep Model: </text:span><text:span text:style-name="Strong_20_Emphasis"><text:span text:style-name="T8">3.8V/3.00 mA</text:span></text:span><text:span text:style-name="T8"><text:line-break/><text:tab/>- </text:span><text:span text:style-name="T3">Connecting an SD Card:</text:span><text:span text:style-name="T8"><text:line-break/><text:tab/><text:tab/></text:span><text:span text:style-name="T3">- Modem-sleep Model: </text:span><text:span text:style-name="Strong_20_Emphasis"><text:span text:style-name="T8">3.8V/32.8 mA</text:span></text:span><text:span text:style-name="T8"><text:line-break/><text:tab/><text:tab/></text:span><text:span text:style-name="T3">- Light-sleep Model: </text:span><text:span text:style-name="Strong_20_Emphasis"><text:span text:style-name="T8">3.8V/3.48 mA</text:span></text:span><text:span text:style-name="T8"><text:line-break/><text:tab/><text:tab/></text:span><text:span text:style-name="T3">- Deep Sleep Model: </text:span><text:span text:style-name="Strong_20_Emphasis"><text:span text:style-name="T8">3.8V/1.08 mA</text:span></text:span><text:span text:style-name="T8"><text:line-break/><text:tab/>- </text:span><text:span text:style-name="T3">Simultaneously connect the camera and the SD card:</text:span><text:span text:style-name="T8"><text:line-break/></text:span><text:soft-page-break/><text:span text:style-name="T8"><text:tab/><text:tab/></text:span><text:span text:style-name="T3">- Modem-sleep Model: </text:span><text:span text:style-name="Strong_20_Emphasis"><text:span text:style-name="T8">3.8V/55.72 mA</text:span></text:span><text:span text:style-name="T8"><text:line-break/><text:tab/><text:tab/></text:span><text:span text:style-name="T3">- Light-sleep Model: </text:span><text:span text:style-name="Strong_20_Emphasis"><text:span text:style-name="T8">3.8V/6.56 mA</text:span></text:span><text:span text:style-name="T8"><text:line-break/><text:tab/><text:tab/></text:span><text:span text:style-name="T3">- Deep Sleep Model: </text:span><text:span text:style-name="Strong_20_Emphasis"><text:span text:style-name="T8">3.8V/3.98 mA</text:span></text:span></text:p>
      <text:p text:style-name="P10"><text:span text:style-name="T12">Wi-Fi Enabled Power Consumptionnn</text:span>: <text:s/>~110 mA</text:p>
      <text:p text:style-name="P10"><text:span text:style-name="T12">BLE Enabled Power Connnnnnnsumptionnnnnnnnnnn</text:span>: ~102 mA</text:p>
      <text:p text:style-name="P10"/>
      <text:p text:style-name="P13">Pins needed for camera: 14</text:p>
      <text:p text:style-name="P13"><text:tab/>- 1 XMCLK</text:p>
      <text:p text:style-name="P2"><text:tab/>- <text:span text:style-name="T14">8 Y#</text:span></text:p>
      <text:p text:style-name="P2"><text:tab/>- <text:span text:style-name="T14">1 PCLK</text:span></text:p>
      <text:p text:style-name="P2"><text:tab/>- <text:span text:style-name="T14">2 I2C (SDA, SCL)</text:span></text:p>
      <text:p text:style-name="P2"><text:tab/>- <text:span text:style-name="T14">1 VSYNC</text:span></text:p>
      <text:p text:style-name="P2"><text:tab/>- <text:span text:style-name="T14">1 HREF</text:span></text:p>
      <text:p text:style-name="P13">Pins needed f <text:span text:style-name="T15">MicroSD</text:span>: 4 <text:tab/>-&gt; Atlas already has MicroSD slot that is <text:span text:style-name="T15">counted</text:span> for</text:p>
      <text:p text:style-name="P13">Pins needed for MIC: 2<text:tab/>-&gt; <text:span text:style-name="T20">We dont want a mic do ignore. </text:span></text:p>
      <text:p text:style-name="P2"/>
      <text:p text:style-name="P2"/>
      <text:p text:style-name="P2"/>
      <text:p text:style-name="P1">Schematic and Layout of XIAO-ESP32-S3 Sense<text:a xlink:type="simple" xlink:href="https://wiki.seeedstudio.com/xiao_esp32s3_getting_started/#for-seeed-studio-xiao-esp32s3-sense" text:style-name="Internet_20_link" text:visited-style-name="Visited_20_Internet_20_Link">​</text:a></text:p>
      <text:list xml:id="list3877761135" text:style-name="L1">
        <text:list-item>
          <text:p text:style-name="P21"><text:span text:style-name="Strong_20_Emphasis">[PDF]</text:span> <text:a xlink:type="simple" xlink:href="https://files.seeedstudio.com/wiki/SeeedStudio-XIAO-ESP32S3/res/XIAO_ESP32S3_ExpBoard_v1.0_SCH.pdf" office:target-frame-name="_blank" xlink:show="new" text:style-name="Internet_20_link" text:visited-style-name="Visited_20_Internet_20_Link">Seeed Studio XIAO ESP32S3 Sense Schematic</text:a></text:p>
        </text:list-item>
        <text:list-item>
          <text:p text:style-name="P21"><text:span text:style-name="Strong_20_Emphasis">[Ebook]</text:span> <text:a xlink:type="simple" xlink:href="https://mjrovai.github.io/XIAO_Big_Power_Small_Board-ebook/" office:target-frame-name="_blank" xlink:show="new" text:style-name="Internet_20_link" text:visited-style-name="Visited_20_Internet_20_Link">XIAO: Big Power, Small Board Mastering Arduino and TinyML</text:a></text:p>
        </text:list-item>
        <text:list-item>
          <text:p text:style-name="P21"><text:span text:style-name="Strong_20_Emphasis">[ZIP]</text:span> <text:a xlink:type="simple" xlink:href="https://files.seeedstudio.com/wiki/SeeedStudio-XIAO-ESP32S3/res/Seeeduino-xiao-ESP32S3-KiCAD-Library.zip" office:target-frame-name="_blank" xlink:show="new" text:style-name="Internet_20_link" text:visited-style-name="Visited_20_Internet_20_Link">Seeed Studio XIAO ESP32S3 Sense KiCAD Libraries</text:a></text:p>
        </text:list-item>
        <text:list-item>
          <text:p text:style-name="P21"><text:span text:style-name="Strong_20_Emphasis">[ZIP]</text:span> <text:a xlink:type="simple" xlink:href="https://files.seeedstudio.com/wiki/SeeedStudio-XIAO-ESP32S3/res/XIAO_ESP32S3_ExpBoard_v1.0_SCH&amp;PCB_230324.zip" office:target-frame-name="_blank" xlink:show="new" text:style-name="Internet_20_link" text:visited-style-name="Visited_20_Internet_20_Link">Seeed Studio XIAO ESP32S3 Sense Eagle Libraries</text:a></text:p>
        </text:list-item>
        <text:list-item>
          <text:p text:style-name="P21"><text:span text:style-name="Strong_20_Emphasis">[DXF]</text:span> <text:a xlink:type="simple" xlink:href="https://files.seeedstudio.com/wiki/SeeedStudio-XIAO-ESP32S3/res/XIAO_ESP32S3_ExpBoard_v1.0_top.dxf" office:target-frame-name="_blank" xlink:show="new" text:style-name="Internet_20_link" text:visited-style-name="Visited_20_Internet_20_Link">Seeed Studio XIAO ESP32S3 Sense Dimension in DXF (top)</text:a></text:p>
        </text:list-item>
        <text:list-item>
          <text:p text:style-name="P21"><text:span text:style-name="Strong_20_Emphasis">[DXF]</text:span> <text:a xlink:type="simple" xlink:href="https://files.seeedstudio.com/wiki/SeeedStudio-XIAO-ESP32S3/res/XIAO_ESP32S3_ExpBoard_v1.0_bot.dxf" office:target-frame-name="_blank" xlink:show="new" text:style-name="Internet_20_link" text:visited-style-name="Visited_20_Internet_20_Link">Seeed Studio XIAO ESP32S3 Sense Dimension in DXF (bottom)</text:a></text:p>
        </text:list-item>
        <text:list-item>
          <text:p text:style-name="P21"><text:span text:style-name="Strong_20_Emphasis">[ZIP]</text:span> <text:a xlink:type="simple" xlink:href="https://files.seeedstudio.com/wiki/SeeedStudio-XIAO-ESP32S3/res/XIAO-ESP32S3-Sense-firmware-20240814.zip" office:target-frame-name="_blank" xlink:show="new" text:style-name="Internet_20_link" text:visited-style-name="Visited_20_Internet_20_Link">Seeed Studio XIAO ESP32S3 Sense Factory firmware</text:a></text:p>
        </text:list-item>
        <text:list-item>
          <text:p text:style-name="P21"><text:span text:style-name="Strong_20_Emphasis">[XLSX]</text:span> <text:a xlink:type="simple" xlink:href="https://files.seeedstudio.com/wiki/SeeedStudio-XIAO-ESP32S3/res/XIAO_ESP32S3_Sense_Pinout.xlsx" office:target-frame-name="_blank" xlink:show="new" text:style-name="Internet_20_link" text:visited-style-name="Visited_20_Internet_20_Link">Seeed Studio XIAO ESP32S3 Sense pinout sheet</text:a></text:p>
        </text:list-item>
        <text:list-item>
          <text:p text:style-name="P21"><text:span text:style-name="Strong_20_Emphasis">[STEP]</text:span> <text:a xlink:type="simple" xlink:href="https://files.seeedstudio.com/wiki/SeeedStudio-XIAO-ESP32S3/res/seeed-studio-xiao-esp32s3-sense-3d_model.zip" office:target-frame-name="_blank" xlink:show="new" text:style-name="Internet_20_link" text:visited-style-name="Visited_20_Internet_20_Link">Seeed Studio XIAO ESP32S3 Sense 3D Model</text:a></text:p>
        </text:list-item>
        <text:list-item>
          <text:p text:style-name="P20">🔗 <text:span text:style-name="Strong_20_Emphasis">[Kicad]</text:span> <text:a xlink:type="simple" xlink:href="https://github.com/Seeed-Studio/OPL_Kicad_Library/tree/master/Seeed%20Studio%20XIAO%20Series%20Library" office:target-frame-name="_blank" xlink:show="new" text:style-name="Internet_20_link" text:visited-style-name="Visited_20_Internet_20_Link">Seeed Studio XIAO ESP32S3 Sense FootPrint</text:a></text:p>
        </text:list-item>
      </text:list>
      <text:p text:style-name="P1"/>
      <text:p text:style-name="P2">And for the bottom layer (XIAO ESP32-S3)<text:a xlink:type="simple" xlink:href="https://wiki.seeedstudio.com/xiao_esp32s3_getting_started/#for-seeed-studio-xiao-esp32s3" text:style-name="Internet_20_link" text:visited-style-name="Visited_20_Internet_20_Link">​</text:a></text:p>
      <text:list xml:id="list3804124789" text:style-name="L2">
        <text:list-item>
          <text:p text:style-name="P23"><text:span text:style-name="Strong_20_Emphasis">[PDF]</text:span> <text:a xlink:type="simple" xlink:href="https://files.seeedstudio.com/wiki/SeeedStudio-XIAO-ESP32S3/res/XIAO_ESP32S3_SCH_v1.2.pdf" office:target-frame-name="_blank" xlink:show="new" text:style-name="Internet_20_link" text:visited-style-name="Visited_20_Internet_20_Link">Seeed Studio XIAO ESP32S3 Schematic</text:a></text:p>
        </text:list-item>
        <text:list-item>
          <text:p text:style-name="P23"><text:span text:style-name="Strong_20_Emphasis">[ZIP]</text:span> <text:a xlink:type="simple" xlink:href="https://files.seeedstudio.com/wiki/SeeedStudio-XIAO-ESP32S3/res/XIAO_ESP32S3_v1.1_SCH&amp;PCB_230327.zip" office:target-frame-name="_blank" xlink:show="new" text:style-name="Internet_20_link" text:visited-style-name="Visited_20_Internet_20_Link">Seeed Studio XIAO ESP32S3 Eagle Libraries</text:a></text:p>
        </text:list-item>
        <text:list-item>
          <text:p text:style-name="P23"><text:span text:style-name="Strong_20_Emphasis">[DXF]</text:span> <text:a xlink:type="simple" xlink:href="https://files.seeedstudio.com/wiki/SeeedStudio-XIAO-ESP32S3/res/XIAO_ESP32S3_v1.1_Dimensioning.dxf" office:target-frame-name="_blank" xlink:show="new" text:style-name="Internet_20_link" text:visited-style-name="Visited_20_Internet_20_Link">Seeed Studio XIAO ESP32S3 Dimension in DXF</text:a></text:p>
        </text:list-item>
        <text:list-item>
          <text:p text:style-name="P23"><text:span text:style-name="Strong_20_Emphasis">[LBR]</text:span> <text:a xlink:type="simple" xlink:href="https://files.seeedstudio.com/wiki/SeeedStudio-XIAO-ESP32S3/res/Seeed-Studio-XIAO-ESP32S3-footprint-eagle.lbr" office:target-frame-name="_blank" xlink:show="new" text:style-name="Internet_20_link" text:visited-style-name="Visited_20_Internet_20_Link">Seeed Studio XIAO ESP32S3 Eagle footprint</text:a></text:p>
        </text:list-item>
        <text:list-item>
          <text:p text:style-name="P23"><text:span text:style-name="Strong_20_Emphasis">[ZIP]</text:span> <text:a xlink:type="simple" xlink:href="https://files.seeedstudio.com/wiki/SeeedStudio-XIAO-ESP32S3/res/XIAO-ESP32S3-firmware-20240814.zip" office:target-frame-name="_blank" xlink:show="new" text:style-name="Internet_20_link" text:visited-style-name="Visited_20_Internet_20_Link">Seeed Studio XIAO ESP32S3 Factory firmware</text:a></text:p>
        </text:list-item>
        <text:list-item>
          <text:p text:style-name="P23"><text:span text:style-name="Strong_20_Emphasis">[XLSX]</text:span> <text:a xlink:type="simple" xlink:href="https://files.seeedstudio.com/wiki/SeeedStudio-XIAO-ESP32S3/res/XIAO_ESP32S3_Sense_Pinout.xlsx" office:target-frame-name="_blank" xlink:show="new" text:style-name="Internet_20_link" text:visited-style-name="Visited_20_Internet_20_Link">Seeed Studio XIAO ESP32S3 pinout sheet</text:a></text:p>
        </text:list-item>
        <text:list-item>
          <text:p text:style-name="P23"><text:span text:style-name="Strong_20_Emphasis">[STEP]</text:span> <text:a xlink:type="simple" xlink:href="https://files.seeedstudio.com/wiki/SeeedStudio-XIAO-ESP32S3/res/seeed-studio-xiao-esp32s3-3d_model.zip" office:target-frame-name="_blank" xlink:show="new" text:style-name="Internet_20_link" text:visited-style-name="Visited_20_Internet_20_Link">Seeed Studio XIAO ESP32S3 3D Model</text:a></text:p>
        </text:list-item>
        <text:list-item>
          <text:p text:style-name="P23"><text:span text:style-name="Strong_20_Emphasis">[ZIP]</text:span> <text:a xlink:type="simple" xlink:href="https://files.seeedstudio.com/wiki/SeeedStudio-XIAO-ESP32S3/res/XIAO_ESP32S3_Certification.zip" office:target-frame-name="_blank" xlink:show="new" text:style-name="Internet_20_link" text:visited-style-name="Visited_20_Internet_20_Link">Seeed Studio XIAO ESP32S3 Certification files</text:a></text:p>
        </text:list-item>
        <text:list-item>
          <text:p text:style-name="P22">🔗 <text:span text:style-name="Strong_20_Emphasis">[Kicad]</text:span> <text:a xlink:type="simple" xlink:href="https://github.com/Seeed-Studio/OPL_Kicad_Library/tree/master/Seeed%20Studio%20XIAO%20Series%20Library" office:target-frame-name="_blank" xlink:show="new" text:style-name="Internet_20_link" text:visited-style-name="Visited_20_Internet_20_Link">Seeed Studio XIAO ESP32S3 FootPrint</text:a>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15"><text:soft-page-break/>ESP32_CAM_S</text:p>
      <text:p text:style-name="P15">Link to schematic: <text:a xlink:type="simple" xlink:href="../esp32_cam_sch.pdf" text:style-name="Internet_20_link" text:visited-style-name="Visited_20_Internet_20_Link">file:///home/sara/Desktop/CameraResearch/esp32_cam_sch.pdf</text:a> </text:p>
      <text:p text:style-name="P14">Pins needed for camera: 1<text:span text:style-name="T17">4</text:span></text:p>
      <text:p text:style-name="P16"><text:span text:style-name="T1"><text:tab/>- </text:span><text:span text:style-name="T14">8 Y# <text:tab/><text:tab/><text:tab/><text:tab/>-&gt; </text:span>8-bit parallel pixel data </text:p>
      <text:p text:style-name="P16"><text:span text:style-name="T14"><text:tab/>- 1 MCLK<text:tab/><text:tab/><text:tab/>-&gt;</text:span>External clock input <text:span text:style-name="Strong_20_Emphasis">from ESP32</text:span> to run its internal logic</text:p>
      <text:p text:style-name="P16"><text:span text:style-name="T1"><text:tab/>- </text:span><text:span text:style-name="T14">1 PCLK<text:tab/><text:tab/><text:tab/>-&gt;</text:span>Pixel clock. Tells ESP32 when to read the D0–D7 pins</text:p>
      <text:p text:style-name="P17"><text:span text:style-name="T1"><text:tab/>- </text:span><text:span text:style-name="T14">2 I2C (SDA, Sc</text:span><text:span text:style-name="T16">k</text:span><text:span text:style-name="T14">)<text:tab/><text:tab/>-&gt; </text:span><text:span text:style-name="T17">SDA:</text:span>Used to configure camera settings (brightness, <text:span text:style-name="T17">etc)</text:span></text:p>
      <text:p text:style-name="P17"><text:span text:style-name="T17"><text:tab/><text:tab/><text:tab/><text:tab/><text:tab/>-&gt; SCL:</text:span>Clock line for camera configuration</text:p>
      <text:p text:style-name="P16"><text:span text:style-name="T1"><text:tab/>- </text:span><text:span text:style-name="T14">1 VSYNC<text:tab/><text:tab/><text:tab/>-&gt;</text:span>Vertical sync</text:p>
      <text:p text:style-name="P16"><text:span text:style-name="T1"><text:tab/>- </text:span><text:span text:style-name="T14">1 H</text:span><text:span text:style-name="T16">SYNC<text:tab/><text:tab/><text:tab/>-&gt;</text:span>Horizontal reference</text:p>
      <text:p text:style-name="P14">Pins needed f <text:span text:style-name="T15">MicroSD</text:span>: <text:span text:style-name="T18">4</text:span> <text:tab/>-&gt; Atlas already has MicroSD slot that is <text:span text:style-name="T15">counted</text:span> for</text:p>
      <text:p text:style-name="P14"/>
      <text:p text:style-name="P14">[VSYNC] -&gt; Start of Frame</text:p>
      <text:p text:style-name="P14"><text:s text:c="2"/>[HREF] -&gt; Start of Row</text:p>
      <text:p text:style-name="P14"><text:s text:c="4"/>[PCLK] -&gt; New Byte on D0-D7:</text:p>
      <text:p text:style-name="P14"><text:s text:c="6"/>D0-D7: 10010110</text:p>
      <text:p text:style-name="P14"><text:s text:c="6"/>D0-D7: 11000110</text:p>
      <text:p text:style-name="P14"><text:s text:c="4"/>[HREF] Ends -&gt; End of Row</text:p>
      <text:p text:style-name="P14">[VSYNC] Ends -&gt; End of Frame</text:p>
      <text:p text:style-name="P14"/>
      <text:p text:style-name="P14"/>
      <text:p text:style-name="P18">Comparision list </text:p>
      <table:table table:name="XIAOESP32S3vsAI-ThinkerESP32-CAM" table:style-name="XIAOESP32S3vsAI-ThinkerESP32-CAM" table:template-name="Default Style">
        <table:table-column table:style-name="XIAOESP32S3vsAI-ThinkerESP32-CAM.A" table:number-columns-repeated="3"/>
        <table:table-row>
          <table:table-cell table:style-name="XIAOESP32S3vsAI-ThinkerESP32-CAM.A1" office:value-type="string">
            <text:p text:style-name="P6"><text:span text:style-name="Strong_20_Emphasis">Feature</text:span></text:p>
          </table:table-cell>
          <table:table-cell table:style-name="XIAOESP32S3vsAI-ThinkerESP32-CAM.A1" office:value-type="string">
            <text:p text:style-name="P6"><text:span text:style-name="Strong_20_Emphasis">XIAO ESP32S3</text:span></text:p>
          </table:table-cell>
          <table:table-cell table:style-name="XIAOESP32S3vsAI-ThinkerESP32-CAM.C1" office:value-type="string">
            <text:p text:style-name="P6"><text:span text:style-name="Strong_20_Emphasis">AI-Thinker ESP32-CAM</text:span></text:p>
          </table:table-cell>
        </table:table-row>
        <table:table-row>
          <table:table-cell table:style-name="XIAOESP32S3vsAI-ThinkerESP32-CAM.A2" office:value-type="string">
            <text:p text:style-name="P6"><text:span text:style-name="Strong_20_Emphasis">Chip</text:span></text:p>
          </table:table-cell>
          <table:table-cell table:style-name="XIAOESP32S3vsAI-ThinkerESP32-CAM.A2" office:value-type="string">
            <text:p text:style-name="P6">ESP32-S3R8 (dual-core LX7)</text:p>
          </table:table-cell>
          <table:table-cell table:style-name="XIAOESP32S3vsAI-ThinkerESP32-CAM.C2" office:value-type="string">
            <text:p text:style-name="P6">ESP32 (dual-core LX6)</text:p>
          </table:table-cell>
        </table:table-row>
        <table:table-row>
          <table:table-cell table:style-name="XIAOESP32S3vsAI-ThinkerESP32-CAM.A2" office:value-type="string">
            <text:p text:style-name="Table_20_Contents"><text:span text:style-name="Strong_20_Emphasis">Flash Memory</text:span></text:p>
          </table:table-cell>
          <table:table-cell table:style-name="XIAOESP32S3vsAI-ThinkerESP32-CAM.A2" office:value-type="string">
            <text:p text:style-name="Table_20_Contents">8MB</text:p>
          </table:table-cell>
          <table:table-cell table:style-name="XIAOESP32S3vsAI-ThinkerESP32-CAM.C2" office:value-type="string">
            <text:p text:style-name="P6">4MB</text:p>
          </table:table-cell>
        </table:table-row>
        <table:table-row>
          <table:table-cell table:style-name="XIAOESP32S3vsAI-ThinkerESP32-CAM.A2" office:value-type="string">
            <text:p text:style-name="P6"><text:span text:style-name="Strong_20_Emphasis">PSRAM</text:span></text:p>
          </table:table-cell>
          <table:table-cell table:style-name="XIAOESP32S3vsAI-ThinkerESP32-CAM.A2" office:value-type="string">
            <text:p text:style-name="P6">8MB</text:p>
          </table:table-cell>
          <table:table-cell table:style-name="XIAOESP32S3vsAI-ThinkerESP32-CAM.C2" office:value-type="string">
            <text:p text:style-name="P6">4MB</text:p>
          </table:table-cell>
        </table:table-row>
        <table:table-row>
          <table:table-cell table:style-name="XIAOESP32S3vsAI-ThinkerESP32-CAM.A2" office:value-type="string">
            <text:p text:style-name="P6"><text:span text:style-name="Strong_20_Emphasis">Camera Sensor</text:span></text:p>
          </table:table-cell>
          <table:table-cell table:style-name="XIAOESP32S3vsAI-ThinkerESP32-CAM.A2" office:value-type="string">
            <text:p text:style-name="P6">OV2640 built-in (on expansion board)</text:p>
          </table:table-cell>
          <table:table-cell table:style-name="XIAOESP32S3vsAI-ThinkerESP32-CAM.C2" office:value-type="string">
            <text:p text:style-name="Table_20_Contents">OV2640 built-in</text:p>
          </table:table-cell>
        </table:table-row>
        <table:table-row>
          <table:table-cell table:style-name="XIAOESP32S3vsAI-ThinkerESP32-CAM.A2" office:value-type="string">
            <text:p text:style-name="P6"><text:span text:style-name="Strong_20_Emphasis">Max Camera Resolution</text:span></text:p>
          </table:table-cell>
          <table:table-cell table:style-name="XIAOESP32S3vsAI-ThinkerESP32-CAM.A2" office:value-type="string">
            <text:p text:style-name="Table_20_Contents">1600×1200 (UXGA)</text:p>
          </table:table-cell>
          <table:table-cell table:style-name="XIAOESP32S3vsAI-ThinkerESP32-CAM.C2" office:value-type="string">
            <text:p text:style-name="P6">1600×1200 (UXGA)</text:p>
          </table:table-cell>
        </table:table-row>
        <table:table-row>
          <table:table-cell table:style-name="XIAOESP32S3vsAI-ThinkerESP32-CAM.A2" office:value-type="string">
            <text:p text:style-name="P6"><text:span text:style-name="Strong_20_Emphasis">SD Card Slot</text:span></text:p>
          </table:table-cell>
          <table:table-cell table:style-name="XIAOESP32S3vsAI-ThinkerESP32-CAM.A2" office:value-type="string">
            <text:p text:style-name="P6"><text:s/>Onboard (up to 32GB FAT)</text:p>
          </table:table-cell>
          <table:table-cell table:style-name="XIAOESP32S3vsAI-ThinkerESP32-CAM.C2" office:value-type="string">
            <text:p text:style-name="P6">Built-in</text:p>
          </table:table-cell>
        </table:table-row>
        <table:table-row table:style-name="XIAOESP32S3vsAI-ThinkerESP32-CAM.8">
          <table:table-cell table:style-name="XIAOESP32S3vsAI-ThinkerESP32-CAM.A1" office:value-type="string">
            <text:p text:style-name="P6"><text:span text:style-name="Strong_20_Emphasis">Microphone</text:span></text:p>
          </table:table-cell>
          <table:table-cell table:style-name="XIAOESP32S3vsAI-ThinkerESP32-CAM.A1" office:value-type="string">
            <text:p text:style-name="P6">Digital mic onboard (I2S<text:span text:style-name="T19">)</text:span></text:p>
          </table:table-cell>
          <table:table-cell table:style-name="XIAOESP32S3vsAI-ThinkerESP32-CAM.C1" office:value-type="string">
            <text:p text:style-name="P6">Not included</text:p>
          </table:table-cell>
        </table:table-row>
        <table:table-row>
          <table:table-cell table:style-name="XIAOESP32S3vsAI-ThinkerESP32-CAM.A2" office:value-type="string">
            <text:p text:style-name="P9">Battery Support </text:p>
          </table:table-cell>
          <table:table-cell table:style-name="XIAOESP32S3vsAI-ThinkerESP32-CAM.A2" office:value-type="string">
            <text:p text:style-name="P7">Contains mountable battery space <text:span text:style-name="T20">a</text:span>nd recharge</text:p>
          </table:table-cell>
          <table:table-cell table:style-name="XIAOESP32S3vsAI-ThinkerESP32-CAM.C2" office:value-type="string">
            <text:p text:style-name="P7">Vin, gnd – no recharge </text:p>
          </table:table-cell>
        </table:table-row>
        <table:table-row>
          <table:table-cell table:style-name="XIAOESP32S3vsAI-ThinkerESP32-CAM.A2" office:value-type="string">
            <text:p text:style-name="P6"><text:span text:style-name="Strong_20_Emphasis">Wi-Fi</text:span></text:p>
          </table:table-cell>
          <table:table-cell table:style-name="XIAOESP32S3vsAI-ThinkerESP32-CAM.A2" office:value-type="string">
            <text:p text:style-name="P6">Wi-Fi 4 (802.11 b/g/n<text:span text:style-name="T19">)</text:span></text:p>
          </table:table-cell>
          <table:table-cell table:style-name="XIAOESP32S3vsAI-ThinkerESP32-CAM.C2" office:value-type="string">
            <text:p text:style-name="P6">Wi-Fi 4 (802.11 b/g/n/e/i)</text:p>
          </table:table-cell>
        </table:table-row>
        <table:table-row>
          <table:table-cell table:style-name="XIAOESP32S3vsAI-ThinkerESP32-CAM.A2" office:value-type="string">
            <text:p text:style-name="P6"><text:span text:style-name="Strong_20_Emphasis">Bluetooth</text:span></text:p>
          </table:table-cell>
          <table:table-cell table:style-name="XIAOESP32S3vsAI-ThinkerESP32-CAM.A2" office:value-type="string">
            <text:p text:style-name="Table_20_Contents">Bluetooth 5.0 + Mesh</text:p>
          </table:table-cell>
          <table:table-cell table:style-name="XIAOESP32S3vsAI-ThinkerESP32-CAM.C2" office:value-type="string">
            <text:p text:style-name="P6">Bluetooth 4.2</text:p>
          </table:table-cell>
        </table:table-row>
        <table:table-row>
          <table:table-cell table:style-name="XIAOESP32S3vsAI-ThinkerESP32-CAM.A2" office:value-type="string">
            <text:p text:style-name="P6"><text:span text:style-name="Strong_20_Emphasis">USB</text:span></text:p>
          </table:table-cell>
          <table:table-cell table:style-name="XIAOESP32S3vsAI-ThinkerESP32-CAM.A2" office:value-type="string">
            <text:p text:style-name="P6">Native USB-C (no programmer needed)</text:p>
          </table:table-cell>
          <table:table-cell table:style-name="XIAOESP32S3vsAI-ThinkerESP32-CAM.C2" office:value-type="string">
            <text:p text:style-name="P6">Requires external USB-to-Serial adapter</text:p>
          </table:table-cell>
        </table:table-row>
        <table:table-row>
          <table:table-cell table:style-name="XIAOESP32S3vsAI-ThinkerESP32-CAM.A2" office:value-type="string">
            <text:p text:style-name="P6"><text:span text:style-name="Strong_20_Emphasis">GPIOs (usable)</text:span></text:p>
          </table:table-cell>
          <table:table-cell table:style-name="XIAOESP32S3vsAI-ThinkerESP32-CAM.A2" office:value-type="string">
            <text:p text:style-name="P6">~11 GPIOs (PWM capable), +2 via B2B connector</text:p>
          </table:table-cell>
          <table:table-cell table:style-name="XIAOESP32S3vsAI-ThinkerESP32-CAM.C2" office:value-type="string">
            <text:p text:style-name="P6">9 GPIOs (shared with camera/sd)</text:p>
          </table:table-cell>
        </table:table-row>
        <table:table-row>
          <table:table-cell table:style-name="XIAOESP32S3vsAI-ThinkerESP32-CAM.A2" office:value-type="string">
            <text:p text:style-name="P6"><text:span text:style-name="Strong_20_Emphasis">Programming &amp; Debugging</text:span></text:p>
          </table:table-cell>
          <table:table-cell table:style-name="XIAOESP32S3vsAI-ThinkerESP32-CAM.A2" office:value-type="string">
            <text:p text:style-name="P6">Simple: USB-C</text:p>
          </table:table-cell>
          <table:table-cell table:style-name="XIAOESP32S3vsAI-ThinkerESP32-CAM.C2" office:value-type="string">
            <text:p text:style-name="P6">Requires external programmer</text:p>
          </table:table-cell>
        </table:table-row>
        <table:table-row>
          <table:table-cell table:style-name="XIAOESP32S3vsAI-ThinkerESP32-CAM.A2" office:value-type="string">
            <text:p text:style-name="P6"><text:span text:style-name="Strong_20_Emphasis">Camera Interface</text:span></text:p>
          </table:table-cell>
          <table:table-cell table:style-name="XIAOESP32S3vsAI-ThinkerESP32-CAM.A2" office:value-type="string">
            <text:p text:style-name="P6">Native parallel (LCD_CAM peripheral)</text:p>
          </table:table-cell>
          <table:table-cell table:style-name="XIAOESP32S3vsAI-ThinkerESP32-CAM.C2" office:value-type="string">
            <text:p text:style-name="P6">GPIO-based (bit-banged style)</text:p>
          </table:table-cell>
        </table:table-row>
        <table:table-row table:style-name="XIAOESP32S3vsAI-ThinkerESP32-CAM.8">
          <table:table-cell table:style-name="XIAOESP32S3vsAI-ThinkerESP32-CAM.A1" office:value-type="string">
            <text:p text:style-name="P6"><text:span text:style-name="Strong_20_Emphasis">Power Supply</text:span></text:p>
          </table:table-cell>
          <table:table-cell table:style-name="XIAOESP32S3vsAI-ThinkerESP32-CAM.A1" office:value-type="string">
            <text:p text:style-name="P6">5V via USB-C or 4.2V battery</text:p>
          </table:table-cell>
          <table:table-cell table:style-name="XIAOESP32S3vsAI-ThinkerESP32-CAM.C1" office:value-type="string">
            <text:p text:style-name="P6">5V via header</text:p>
          </table:table-cell>
        </table:table-row>
        <table:table-row table:style-name="XIAOESP32S3vsAI-ThinkerESP32-CAM.8">
          <table:table-cell table:style-name="XIAOESP32S3vsAI-ThinkerESP32-CAM.A1" office:value-type="string">
            <text:p text:style-name="P8">Wi-Fi ON</text:p>
          </table:table-cell>
          <table:table-cell table:style-name="XIAOESP32S3vsAI-ThinkerESP32-CAM.A1" office:value-type="string">
            <text:p text:style-name="P6">~110mA</text:p>
          </table:table-cell>
          <table:table-cell table:style-name="XIAOESP32S3vsAI-ThinkerESP32-CAM.C1" office:value-type="string">
            <text:p text:style-name="P6">~180mA <text:span text:style-name="T20">wif flash OFF</text:span></text:p>
          </table:table-cell>
        </table:table-row>
        <text:soft-page-break/>
        <table:table-row table:style-name="XIAOESP32S3vsAI-ThinkerESP32-CAM.8">
          <table:table-cell table:style-name="XIAOESP32S3vsAI-ThinkerESP32-CAM.A2" office:value-type="string">
            <text:p text:style-name="P8">Camera + SD (Photo Moment)</text:p>
          </table:table-cell>
          <table:table-cell table:style-name="XIAOESP32S3vsAI-ThinkerESP32-CAM.A2" office:value-type="string">
            <text:p text:style-name="P6">304–341mA peak</text:p>
          </table:table-cell>
          <table:table-cell table:style-name="XIAOESP32S3vsAI-ThinkerESP32-CAM.C2" office:value-type="string">
            <text:p text:style-name="P6">310mA with flash ON</text:p>
          </table:table-cell>
        </table:table-row>
        <table:table-row>
          <table:table-cell table:style-name="XIAOESP32S3vsAI-ThinkerESP32-CAM.A2" office:value-type="string">
            <text:p text:style-name="P8">Deep Sleep (no peripherals)</text:p>
          </table:table-cell>
          <table:table-cell table:style-name="XIAOESP32S3vsAI-ThinkerESP32-CAM.A2" office:value-type="string">
            <text:p text:style-name="P6">63.8 µA</text:p>
          </table:table-cell>
          <table:table-cell table:style-name="XIAOESP32S3vsAI-ThinkerESP32-CAM.C2" office:value-type="string">
            <text:p text:style-name="P6">~6mA</text:p>
          </table:table-cell>
        </table:table-row>
        <table:table-row>
          <table:table-cell table:style-name="XIAOESP32S3vsAI-ThinkerESP32-CAM.A2" office:value-type="string">
            <text:p text:style-name="P8">Camera + SD (Deep Sleep)</text:p>
          </table:table-cell>
          <table:table-cell table:style-name="XIAOESP32S3vsAI-ThinkerESP32-CAM.A2" office:value-type="string">
            <text:p text:style-name="P6">~4mA</text:p>
          </table:table-cell>
          <table:table-cell table:style-name="XIAOESP32S3vsAI-ThinkerESP32-CAM.C2" office:value-type="string">
            <text:p text:style-name="P6">Not specified <text:span text:style-name="T20">but </text:span>likely ~6–10mA</text:p>
          </table:table-cell>
        </table:table-row>
        <table:table-row table:style-name="XIAOESP32S3vsAI-ThinkerESP32-CAM.8">
          <table:table-cell table:style-name="XIAOESP32S3vsAI-ThinkerESP32-CAM.A1" office:value-type="string">
            <text:p text:style-name="P8">Charging Current (USB-C)</text:p>
          </table:table-cell>
          <table:table-cell table:style-name="XIAOESP32S3vsAI-ThinkerESP32-CAM.A1" office:value-type="string">
            <text:p text:style-name="P6">100mA</text:p>
          </table:table-cell>
          <table:table-cell table:style-name="XIAOESP32S3vsAI-ThinkerESP32-CAM.C1" office:value-type="string">
            <text:p text:style-name="P6">Not built-in</text:p>
          </table:table-cell>
        </table:table-row>
      </table:table>
      <text:p text:style-name="P18"/>
      <text:p text:style-name="P18"/>
      <text:p text:style-name="P19">Camera is not available at the lcsc but i found it on alibaba </text:p>
      <text:p text:style-name="P19"><text:a xlink:type="simple" xlink:href="https://www.alibaba.com/product-detail/Mini-OV2640-2-Million-Pixel-Wide_1601278159929.html?spm=a2700.galleryofferlist.p_offer.d_image.48b413a0DfXOIi&amp;s=p" text:style-name="Internet_20_link" text:visited-style-name="Visited_20_Internet_20_Link">https://www.alibaba.com/product-detail/Mini-OV2640-2-Million-Pixel-Wide_1601278159929.html?spm=a2700.galleryofferlist.p_offer.d_image.48b413a0DfXOIi&amp;s=p</text:a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6:28:27.743795761</meta:creation-date>
    <dc:date>2025-04-29T16:39:20.412979761</dc:date>
    <meta:editing-duration>PT4H17M2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4" meta:paragraph-count="136" meta:word-count="842" meta:character-count="5524" meta:non-whitespace-character-count="4713"/>
  </office:meta>
</office:document-meta>
</file>